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bold" officeooo:rsid="000f1d6b" officeooo:paragraph-rsid="000f1d6b" style:font-weight-asian="bold" style:font-weight-complex="bold"/>
    </style:style>
    <style:style style:name="P4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5" style:family="paragraph" style:parent-style-name="Standard">
      <style:text-properties style:font-name="Arial" officeooo:rsid="000f1d6b" officeooo:paragraph-rsid="000f1d6b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9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lled Pork</text:p>
      <text:p text:style-name="P4"/>
      <text:p text:style-name="P1"/>
      <text:p text:style-name="P1"><text:span text:style-name="T1">Amount</text:span><text:tab/><text:tab/><text:span text:style-name="T1">Ingredient</text:span></text:p>
      <text:p text:style-name="P5">2<text:tab/><text:tab/><text:tab/>Pork Shoulder Steaks, about 2 lbs</text:p>
      <text:p text:style-name="P5">1<text:tab/><text:tab/><text:tab/>Onion, vertically sliced</text:p>
      <text:p text:style-name="P5">2 cloves<text:tab/><text:tab/>Garlic, smashed</text:p>
      <text:p text:style-name="P5"/>
      <text:p text:style-name="P5">¼ cup<text:tab/><text:tab/><text:tab/>Apple Juice</text:p>
      <text:p text:style-name="P5">¼ cup<text:tab/><text:tab/><text:tab/>Apple Cider Vinegar</text:p>
      <text:p text:style-name="P5">½ -1 tsp<text:tab/><text:tab/>Frank’s or other hot sauce</text:p>
      <text:p text:style-name="P5"/>
      <text:p text:style-name="P5">1 tbsp<text:tab/><text:tab/><text:tab/>Mustard</text:p>
      <text:p text:style-name="P5">1 tbsp<text:tab/><text:tab/><text:tab/>Tiger sauce</text:p>
      <text:p text:style-name="P5">¾ tbsp<text:tab/><text:tab/>Worcestershire sauce</text:p>
      <text:p text:style-name="P5">dash<text:tab/><text:tab/><text:tab/>Liquid Smoke</text:p>
      <text:p text:style-name="P5">¼ cup<text:tab/><text:tab/><text:tab/>BBQ sauce</text:p>
      <text:p text:style-name="P5"/>
      <text:p text:style-name="P1"/>
      <text:p text:style-name="P2">Cooking Instructions:</text:p>
      <text:p text:style-name="P1"/>
      <text:p text:style-name="P5">Season pork with salt and pepper, and sear in hot peanut oil one at a time</text:p>
      <text:p text:style-name="P5">Remove pork to a plate, and in still hot pan add onions and garlic, toss, and cook until onion is translucent</text:p>
      <text:p text:style-name="P5">Add apple juice, vinegar, and hot sauce, the vinegar will deglaze the pan, stir well</text:p>
      <text:p text:style-name="P5">Add the pork back to the pan, and bring liquid to boil</text:p>
      <text:p text:style-name="P5">Reduce to a simmer and cover, flipping meat every 30 to 45 minutes</text:p>
      <text:p text:style-name="P5">Pork will be done when the the meat falls apart, about 2 hours</text:p>
      <text:p text:style-name="P5"/>
      <text:p text:style-name="P5">When the pork is done, remove from pan and allow to cool</text:p>
      <text:p text:style-name="P5">Shred pork, removing bones and fat, and add to a pan with the rest of the ingredients, </text:p>
      <text:p text:style-name="P5">Serve on <text:span text:style-name="T2">buns with more bbq sauce and pickl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6:56:26.653000000</meta:creation-date>
    <meta:editing-duration>PT31S</meta:editing-duration>
    <meta:editing-cycles>2</meta:editing-cycles>
    <meta:generator>LibreOffice/6.3.2.2$Windows_X86_64 LibreOffice_project/98b30e735bda24bc04ab42594c85f7fd8be07b9c</meta:generator>
    <dc:date>2019-10-17T17:08:28.441000000</dc:date>
    <meta:document-statistic meta:table-count="0" meta:image-count="0" meta:object-count="0" meta:page-count="1" meta:paragraph-count="23" meta:word-count="184" meta:character-count="959" meta:non-whitespace-character-count="777"/>
  </office:meta>
</office:document-meta>
</file>